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4.584cm" style:rel-column-width="16384*"/>
    </style:style>
    <style:style style:name="表格3.C" style:family="table-column">
      <style:table-column-properties style:column-width="4.584cm" style:rel-column-width="16383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9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1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9"/>记账单 <text:s text:c="8"/>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0">单位：{Person}</text:p>
          </table:table-cell>
          <table:table-cell table:style-name="表格1.A1" office:value-type="string">
            <text:p text:style-name="P10">车牌号：</text:p>
          </table:table-cell>
          <table:table-cell table:style-name="表格1.A1" office:value-type="string">
            <text:p text:style-name="P10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4">名称</text:p>
          </table:table-cell>
          <table:table-cell table:style-name="表格2.A1" office:value-type="string">
            <text:p text:style-name="P4">数量（立方/吨）</text:p>
          </table:table-cell>
          <table:table-cell table:style-name="表格2.A1" office:value-type="string">
            <text:p text:style-name="P4">单价</text:p>
          </table:table-cell>
          <table:table-cell table:style-name="表格2.A1" office:value-type="string">
            <text:p text:style-name="P4">金额</text:p>
          </table:table-cell>
          <table:table-cell table:style-name="表格2.E1" table:number-rows-spanned="5" office:value-type="string">
            <text:p text:style-name="P5">① <text:s/>③</text:p>
            <text:p text:style-name="P5">存 <text:s/>提</text:p>
            <text:p text:style-name="P5">跟 <text:s/>货</text:p>
            <text:p text:style-name="P5">(白) (黄)</text:p>
            <text:p text:style-name="P5">② <text:s/>④</text:p>
            <text:p text:style-name="P5">客 <text:s/>出</text:p>
            <text:p text:style-name="P5">户 <text:s/>库</text:p>
            <text:p text:style-name="P5">(红) (绿)</text:p>
          </table:table-cell>
        </table:table-row>
        <table:table-row table:style-name="表格2.1">
          <table:table-cell table:style-name="表格2.A2" office:value-type="string">
            <text:p text:style-name="P6"><text:s/>{Name}</text:p>
          </table:table-cell>
          <table:table-cell table:style-name="表格2.A2" office:value-type="string">
            <text:p text:style-name="P7"><text:s/><text:span text:style-name="T1">{Number}</text:span></text:p>
          </table:table-cell>
          <table:table-cell table:style-name="表格2.A2" office:value-type="string">
            <text:p text:style-name="P7"><text:s/><text:span text:style-name="T1">{Price}</text:span></text:p>
          </table:table-cell>
          <table:table-cell table:style-name="表格2.A2" office:value-type="string">
            <text:p text:style-name="P7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7"><text:s/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8">总额</text:p>
          </table:table-cell>
          <table:table-cell table:style-name="表格2.A2" table:number-columns-spanned="3" office:value-type="string">
            <text:p text:style-name="P3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2">电话： <text:s/>15159612627 <text:s text:c="4"/>13960995528 <text:s text:c="4"/>1346600646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row>
          <table:table-cell table:style-name="表格3.A1" office:value-type="string">
            <text:p text:style-name="P9">欠款人：{Debtor}</text:p>
          </table:table-cell>
          <table:table-cell table:style-name="表格3.A1" office:value-type="string">
            <text:p text:style-name="P9">担保人：{Sponsor}</text:p>
          </table:table-cell>
          <table:table-cell table:style-name="表格3.A1" office:value-type="string">
            <text:p text:style-name="P9">提货人：</text:p>
          </table:table-cell>
          <table:table-cell table:style-name="表格3.A1" office:value-type="string">
            <text:p text:style-name="P9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7-11-25T14:37:42.69</dc:date>
    <meta:editing-duration>PT1H33M5S</meta:editing-duration>
    <meta:editing-cycles>19</meta:editing-cycles>
    <meta:generator>OpenOffice/4.1.3$Win32 OpenOffice.org_project/413m1$Build-9783</meta:generator>
    <meta:document-statistic meta:table-count="3" meta:image-count="0" meta:object-count="0" meta:page-count="1" meta:paragraph-count="28" meta:word-count="100" meta:character-count="294"/>
  </office:meta>
</office:document-meta>
</file>